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6pt" style:font-size-asian="16pt" style:font-size-complex="16pt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6pt" style:font-size-asian="16pt" style:font-size-complex="16pt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6pt" style:font-size-asian="16pt" style:font-size-complex="16pt"/>
    </style:style>
    <style:style style:name="P9" style:family="paragraph" style:parent-style-name="Standard" style:list-style-name="L4">
      <style:paragraph-properties fo:text-align="start" style:justify-single-word="false"/>
      <style:text-properties fo:font-size="16pt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ECIFICA DEI REQUISITI E</text:p>
      <text:p text:style-name="P1">DELL'ARCHITETTURA</text:p>
      <text:p text:style-name="P1"/>
      <text:p text:style-name="P4">SPECIFICA DEI REQUISITI </text:p>
      <text:p text:style-name="P2"/>
      <text:p text:style-name="P3">1. Introduzione</text:p>
      <text:p text:style-name="P2">Scopo: al fine di migliorare l'organizzazione e la comprensibilità del progetto e delle sue componenti, per la stesura della specifica viene seguito lo standard IEEE 830.</text:p>
      <text:p text:style-name="P2"/>
      <text:p text:style-name="P2">Ambito: l’applicazione software è finalizzata a rendere più semplice ed efficiente la gestione di un bar tabaccheria principalmente a livello di magazzino. <text:s/></text:p>
      <text:p text:style-name="P2"/>
      <text:p text:style-name="P2">Definizioni: </text:p>
      <text:p text:style-name="P2">User: ad utilizzare l'applicativo saranno principalmente il titolare e i <text:s text:c="10"/><text:tab/>dipendenti. </text:p>
      <text:p text:style-name="P2">Storico: lista degli ultimi ordini effettuati. </text:p>
      <text:p text:style-name="P2">Giacenza: quantità di prodotto presente in magazzino.</text:p>
      <text:p text:style-name="P2">DDT: documento di trasporto rilasciato dal fornitore con il dettaglio dei <text:tab/> prodotti consegnati.</text:p>
      <text:p text:style-name="P2"/>
      <text:p text:style-name="P2"/>
      <text:p text:style-name="P3">2. Descrizione Generale</text:p>
      <text:p text:style-name="P2">Prospettiva del Prodotto: il software è progettato specificamente per il locale da cui è stato ideato, una prospettiva più ampia sul mercato richiederebbe l'inserimento di requisiti di sicurezza e di scalabilità su diversi tipi di magazzino.</text:p>
      <text:list xml:id="list5909937110424026950" text:style-name="L1">
        <text:list-item>
          <text:list>
            <text:list-header>
              <text:p text:style-name="P6"/>
            </text:list-header>
          </text:list>
        </text:list-item>
      </text:list>
      <text:p text:style-name="P2">Funzioni del Prodotto: nello specifico, l'applicazione si occupa di effettuare il riordino automatico settimanale dei prodotti dal consumo regolare (es. tabacchi, caffè), mentre gli altri ordini vengono effettuati manualmente, grazie anche a una lista monitorata dei prodotti esauriti, in esaurimento o in scadenza. Alla consegna, il documento di trasporto viene registrato e vengono aggiornate le giacenze a magazzino.</text:p>
      <text:p text:style-name="P2"/>
      <text:p text:style-name="P2">Caratteristiche degli utenti: l'interfaccia è semplice e consente la <text:soft-page-break/>navigazione nel software e la compilazione dei campi senza particolare preparazione. </text:p>
      <text:p text:style-name="P2"/>
      <text:p text:style-name="P2">Vincoli: autenticazione con username e password. </text:p>
      <text:list xml:id="list1853490359198574114" text:style-name="L2">
        <text:list-item>
          <text:list>
            <text:list-header>
              <text:p text:style-name="P7"/>
            </text:list-header>
          </text:list>
        </text:list-item>
      </text:list>
      <text:p text:style-name="P2"/>
      <text:p text:style-name="P3">3. Requisiti Specifici</text:p>
      <text:p text:style-name="P2">Interfaccia Esterna: l’interfaccia utente presenta all'apertura la schermata di autenticazione, dopo la quale vengono mostrate le principali funzionalità. Non è necessario un sistema sicuro di accesso alla rete, è sufficiente un pc con sistema operativo abbastanza recente da supportare il software.</text:p>
      <text:p text:style-name="P2"/>
      <text:p text:style-name="P2">Requisiti Funzionali:</text:p>
      <text:list xml:id="list6536078816552620295" text:style-name="L3">
        <text:list-item>
          <text:p text:style-name="P8">Autenticazione</text:p>
          <text:p text:style-name="P8">Login: inserire ‘username’ e ‘password’ in possesso del titolare e del personale.</text:p>
        </text:list-item>
        <text:list-item>
          <text:p text:style-name="P8">Home </text:p>
          <text:p text:style-name="P8"><text:span text:style-name="T1">Nuovo DDT</text:span>: consente di registrare un nuovo DDT. <text:s/></text:p>
          <text:p text:style-name="P8"><text:span text:style-name="T1">Nuovo Ordine</text:span>: consente di ordinare prodotti mancanti inserendo idprodotto e quantità. </text:p>
          <text:p text:style-name="P8"><text:span text:style-name="T1">Riepilogo ordini</text:span>: consente di visualizzare, modificare o cancellare (se non ancora spediti) gli ordini effettuati. </text:p>
          <text:p text:style-name="P8"><text:span text:style-name="T1">Scadenze:</text:span><text:span text:style-name="T2"> consente di visualizzare la lista dei prodotti prossimi alla scadenza.</text:span></text:p>
          <text:p text:style-name="P8"><text:span text:style-name="T1">Giacenze</text:span><text:span text:style-name="T2">: consente di visualizzare e modificare le giacenze a magazzino.</text:span></text:p>
          <text:p text:style-name="P8"/>
        </text:list-item>
      </text:list>
      <text:p text:style-name="P2">Requisiti sulle Performance: l'applicativo è semplice e non richiede elevate risorse computazionali per l'esecuzione delle sue funzioni.</text:p>
      <text:p text:style-name="P2"/>
      <text:p text:style-name="P2"/>
      <text:p text:style-name="P2">ARCHITETTURA DEL SOFTWARE</text:p>
      <text:p text:style-name="P2"/>
      <text:p text:style-name="P3">1. Stile Architetturale</text:p>
      <text:p text:style-name="P2">Il software è strutturato sullo stile architetturale Model-View-Controller: il Model racchiude i componenti per la gestione del database, il View per l'interfaccia utente e il Controller per la coordinazione tra le altre due.</text:p>
      <text:list xml:id="list4236501132938778104" text:style-name="L4">
        <text:list-item>
          <text:list>
            <text:list-item>
              <text:list>
                <text:list-header>
                  <text:p text:style-name="P9"/>
                </text:list-header>
              </text:list>
            </text:list-item>
          </text:list>
        </text:list-item>
      </text:list>
      <text:p text:style-name="P3"><text:soft-page-break/>2. Viste architetturali </text:p>
      <text:p text:style-name="P2">I modelli UML forniscono una rappresentazione delle varie componenti del sofware e le loro interazioni, nonché la base per la generazione dello scheletro del codice.</text:p>
      <text:p text:style-name="P2"/>
      <text:p text:style-name="P2"><text:span text:style-name="T2">LOGICAL VIEW</text:span></text:p>
      <text:p text:style-name="P2">Il Class Diagram modella le classi da implementare con attributi e metodi. </text:p>
      <text:p text:style-name="P2">Il Sequence Diagram schematizza la sequenza di operazioni eseguite a seguito di una consegna di prodotti.</text:p>
      <text:p text:style-name="P2"/>
      <text:p text:style-name="P2">PROCESS VIEW </text:p>
      <text:p text:style-name="P2">L’Activity Diagram viene utilizzato per rappresentare l'inserimento dei nuovi ordini.</text:p>
      <text:p text:style-name="P2"/>
      <text:p text:style-name="P2">USE CASE VIEW</text:p>
      <text:p text:style-name="P2">Lo Use Case Diagram mostra le funzionalità messe a disposizione dal software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47M18S</meta:editing-duration>
    <meta:editing-cycles>7</meta:editing-cycles>
    <meta:generator>OpenOffice/4.1.8$Win32 OpenOffice.org_project/418m3$Build-9803</meta:generator>
    <dc:date>2023-01-14T12:51:41.49</dc:date>
    <meta:document-statistic meta:table-count="0" meta:image-count="0" meta:object-count="0" meta:page-count="3" meta:paragraph-count="40" meta:word-count="477" meta:character-count="3425"/>
    <meta:user-defined meta:name="Info 1"/>
    <meta:user-defined meta:name="Info 2"/>
    <meta:user-defined meta:name="Info 3"/>
    <meta:user-defined meta:name="Info 4"/>
  </office:meta>
</office:document-meta>
</file>